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Utils.copy( byte [ ] in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eamUtils.copyRange( InputStream in , OutputStream out , long start , long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treamUtils.copy( InputStream in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Utils.copyToString( ByteArrayOutputStream baos ,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Utils.copy( String in , Charset charset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eamUtils.copyToString( @ Nullable InputStream in , Charset 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nClosing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nClosingOutputStream.write( byte [ ] b , int off , int 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ClosingOutputStream.NonClosing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ClosingInputStream.NonClosing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Utils.nonClosing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Utils.nonClosing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Utils.drain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Closing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reamUtils.empty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Utils.copyToByteArray( @ Nullable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